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454fa1"/>
    </style:style>
    <style:style style:name="ce2" style:family="table-cell" style:parent-style-name="Default">
      <style:table-cell-properties style:text-align-source="fix" style:repeat-content="false" fo:border="0.06pt solid #454fa1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454fa1"/>
      <style:paragraph-properties fo:text-align="center" fo:margin-left="0pt"/>
    </style:style>
    <style:style style:name="ce4" style:family="table-cell" style:parent-style-name="Default" style:data-style-name="N11">
      <style:table-cell-properties fo:border="0.06pt solid #454fa1"/>
    </style:style>
    <style:style style:name="ce5" style:family="table-cell" style:parent-style-name="Default">
      <style:table-cell-properties fo:background-color="#00aaad" style:text-align-source="fix" style:repeat-content="false" fo:border="0.06pt solid #454fa1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454fa1" style:vertical-align="middle"/>
      <style:paragraph-properties fo:text-align="center" fo:margin-left="0pt"/>
    </style:style>
    <style:style style:name="ce7" style:family="table-cell" style:parent-style-name="Default" style:data-style-name="N11">
      <style:table-cell-properties style:text-align-source="fix" style:repeat-content="false" fo:border="0.06pt solid #454fa1" style:vertical-align="middle"/>
      <style:paragraph-properties fo:text-align="center" fo:margin-left="0pt"/>
    </style:style>
    <style:style style:name="ce8" style:family="table-cell" style:parent-style-name="Default" style:data-style-name="N0">
      <style:table-cell-properties style:text-align-source="fix" style:repeat-content="false" fo:border="0.06pt solid #454fa1" style:vertical-align="middle"/>
      <style:paragraph-properties fo:text-align="center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37">
      <style:text-properties fo:font-weight="normal" style:font-weight-asian="normal" style:font-weight-complex="normal"/>
    </style:style>
    <style:style style:name="ce1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3" table:number-columns-repeated="2" table:default-cell-style-name="ce4"/>
        <table:table-row table:style-name="ro1" table:number-rows-repeated="3"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Dataset Accuracy</text:p>
          </table:table-cell>
          <table:covered-table-cell table:number-columns-repeated="3" table:style-name="ce1"/>
        </table:table-row>
        <table:table-row table:style-name="ro1">
          <table:table-cell table:style-name="ce2" office:value-type="string" calcext:value-type="string">
            <text:p>Code Smell Types</text:p>
          </table:table-cell>
          <table:table-cell table:style-name="ce3" office:value-type="string" calcext:value-type="string">
            <text:p>Expertise</text:p>
          </table:table-cell>
          <table:table-cell table:style-name="ce3" office:value-type="string" calcext:value-type="string">
            <text:p>Survey</text:p>
          </table:table-cell>
          <table:table-cell table:style-name="ce3" office:value-type="string" calcext:value-type="string">
            <text:p>Pub. Results 1</text:p>
          </table:table-cell>
          <table:table-cell table:style-name="ce3" office:value-type="string" calcext:value-type="string">
            <text:p>Pub. Results 2</text:p>
          </table:table-cell>
        </table:table-row>
        <table:table-row table:style-name="ro1">
          <table:table-cell office:value-type="string" calcext:value-type="string">
            <text:p>Large Class</text:p>
          </table:table-cell>
          <table:table-cell table:formula="of:=(RAND())" office:value-type="percentage" office:value="0.385428676073806" calcext:value-type="percentage">
            <text:p>38.54%</text:p>
          </table:table-cell>
          <table:table-cell table:formula="of:=(RAND())" office:value-type="percentage" office:value="0.0957413425565974" calcext:value-type="percentage">
            <text:p>9.57%</text:p>
          </table:table-cell>
          <table:table-cell table:formula="of:=(RAND())" office:value-type="percentage" office:value="0.121264862995957" calcext:value-type="percentage">
            <text:p>12.13%</text:p>
          </table:table-cell>
          <table:table-cell table:formula="of:=(RAND())" office:value-type="percentage" office:value="0.986457561067019" calcext:value-type="percentage">
            <text:p>98.65%</text:p>
          </table:table-cell>
        </table:table-row>
        <table:table-row table:style-name="ro1">
          <table:table-cell office:value-type="string" calcext:value-type="string">
            <text:p>Lazy Cass</text:p>
          </table:table-cell>
          <table:table-cell table:formula="of:=(RAND())" office:value-type="percentage" office:value="0.810245442148732" calcext:value-type="percentage">
            <text:p>81.02%</text:p>
          </table:table-cell>
          <table:table-cell table:formula="of:=(RAND())" office:value-type="percentage" office:value="0.163527274061115" calcext:value-type="percentage">
            <text:p>16.35%</text:p>
          </table:table-cell>
          <table:table-cell table:formula="of:=(RAND())" office:value-type="percentage" office:value="0.579431555375368" calcext:value-type="percentage">
            <text:p>57.94%</text:p>
          </table:table-cell>
          <table:table-cell table:formula="of:=(RAND())" office:value-type="percentage" office:value="0.768883309424625" calcext:value-type="percentage">
            <text:p>76.89%</text:p>
          </table:table-cell>
        </table:table-row>
        <table:table-row table:style-name="ro1">
          <table:table-cell office:value-type="string" calcext:value-type="string">
            <text:p>OO Abusers</text:p>
          </table:table-cell>
          <table:table-cell table:formula="of:=(RAND())" office:value-type="percentage" office:value="0.389707645751822" calcext:value-type="percentage">
            <text:p>38.97%</text:p>
          </table:table-cell>
          <table:table-cell table:formula="of:=(RAND())" office:value-type="percentage" office:value="0.10875182229701" calcext:value-type="percentage">
            <text:p>10.88%</text:p>
          </table:table-cell>
          <table:table-cell table:formula="of:=(RAND())" office:value-type="percentage" office:value="0.414730229531132" calcext:value-type="percentage">
            <text:p>41.47%</text:p>
          </table:table-cell>
          <table:table-cell table:formula="of:=(RAND())" office:value-type="percentage" office:value="0.29975307475342" calcext:value-type="percentage">
            <text:p>29.98%</text:p>
          </table:table-cell>
        </table:table-row>
        <table:table-row table:style-name="ro1">
          <table:table-cell office:value-type="string" calcext:value-type="string">
            <text:p>Change Preventers</text:p>
          </table:table-cell>
          <table:table-cell table:formula="of:=(RAND())" office:value-type="percentage" office:value="0.61632263747286" calcext:value-type="percentage">
            <text:p>61.63%</text:p>
          </table:table-cell>
          <table:table-cell table:formula="of:=(RAND())" office:value-type="percentage" office:value="0.180837600330288" calcext:value-type="percentage">
            <text:p>18.08%</text:p>
          </table:table-cell>
          <table:table-cell table:formula="of:=(RAND())" office:value-type="percentage" office:value="0.721265828713549" calcext:value-type="percentage">
            <text:p>72.13%</text:p>
          </table:table-cell>
          <table:table-cell table:formula="of:=(RAND())" office:value-type="percentage" office:value="0.211337849313724" calcext:value-type="percentage">
            <text:p>21.13%</text:p>
          </table:table-cell>
        </table:table-row>
        <table:table-row table:style-name="ro1">
          <table:table-cell office:value-type="string" calcext:value-type="string">
            <text:p>Dispensables</text:p>
          </table:table-cell>
          <table:table-cell table:formula="of:=(RAND())" office:value-type="percentage" office:value="0.677647266156281" calcext:value-type="percentage">
            <text:p>67.76%</text:p>
          </table:table-cell>
          <table:table-cell table:formula="of:=(RAND())" office:value-type="percentage" office:value="0.569711416999084" calcext:value-type="percentage">
            <text:p>56.97%</text:p>
          </table:table-cell>
          <table:table-cell table:formula="of:=(RAND())" office:value-type="percentage" office:value="0.234680448500717" calcext:value-type="percentage">
            <text:p>23.47%</text:p>
          </table:table-cell>
          <table:table-cell table:formula="of:=(RAND())" office:value-type="percentage" office:value="0.667845903534089" calcext:value-type="percentage">
            <text:p>66.78%</text:p>
          </table:table-cell>
        </table:table-row>
        <table:table-row table:style-name="ro1">
          <table:table-cell office:value-type="string" calcext:value-type="string">
            <text:p>Duplicate code</text:p>
          </table:table-cell>
          <table:table-cell table:formula="of:=(RAND())" office:value-type="percentage" office:value="0.265921969811332" calcext:value-type="percentage">
            <text:p>26.59%</text:p>
          </table:table-cell>
          <table:table-cell table:formula="of:=(RAND())" office:value-type="percentage" office:value="0.313050087965338" calcext:value-type="percentage">
            <text:p>31.31%</text:p>
          </table:table-cell>
          <table:table-cell table:formula="of:=(RAND())" office:value-type="percentage" office:value="0.104262619585677" calcext:value-type="percentage">
            <text:p>10.43%</text:p>
          </table:table-cell>
          <table:table-cell table:formula="of:=(RAND())" office:value-type="percentage" office:value="0.691560165210727" calcext:value-type="percentage">
            <text:p>69.16%</text:p>
          </table:table-cell>
        </table:table-row>
        <table:table-row table:style-name="ro1">
          <table:table-cell office:value-type="string" calcext:value-type="string">
            <text:p>Couplers</text:p>
          </table:table-cell>
          <table:table-cell table:formula="of:=(RAND())" office:value-type="percentage" office:value="0.377258585802919" calcext:value-type="percentage">
            <text:p>37.73%</text:p>
          </table:table-cell>
          <table:table-cell table:formula="of:=(RAND())" office:value-type="percentage" office:value="0.370050718846967" calcext:value-type="percentage">
            <text:p>37.01%</text:p>
          </table:table-cell>
          <table:table-cell table:formula="of:=(RAND())" office:value-type="percentage" office:value="0.61410524940842" calcext:value-type="percentage">
            <text:p>61.41%</text:p>
          </table:table-cell>
          <table:table-cell table:formula="of:=(RAND())" office:value-type="percentage" office:value="0.35663910429001" calcext:value-type="percentage">
            <text:p>35.66%</text:p>
          </table:table-cell>
        </table:table-row>
      </table:table>
      <table:table table:name="Sheet2" table:style-name="ta1">
        <table:table-column table:style-name="co4" table:default-cell-style-name="ce6"/>
        <table:table-column table:style-name="co2" table:default-cell-style-name="ce7"/>
        <table:table-column table:style-name="co2" table:default-cell-style-name="ce8"/>
        <table:table-column table:style-name="co2" table:default-cell-style-name="ce7"/>
        <table:table-column table:style-name="co3" table:default-cell-style-name="ce8"/>
        <table:table-column table:style-name="co3" table:default-cell-style-name="ce7"/>
        <table:table-column table:style-name="co2" table:default-cell-style-name="ce8"/>
        <table:table-row table:style-name="ro1" table:number-rows-repeated="4"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Statistal Results</text:p>
          </table:table-cell>
          <table:covered-table-cell table:number-columns-repeated="2" table:style-name="ce2"/>
          <table:covered-table-cell table:number-columns-repeated="4" table:style-name="ce1"/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Expertise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urve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Pub. Results 1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Code Smell Types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P-value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P-value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P-value</text:p>
          </table:table-cell>
        </table:table-row>
        <table:table-row table:style-name="ro2">
          <table:table-cell office:value-type="string" calcext:value-type="string">
            <text:p>Large Class</text:p>
          </table:table-cell>
          <table:table-cell table:formula="of:=(RAND())" office:value-type="percentage" office:value="0.131825424753975" calcext:value-type="percentage">
            <text:p>13.18%</text:p>
          </table:table-cell>
          <table:table-cell table:formula="of:=RAND()" office:value-type="float" office:value="0.375882689690387" calcext:value-type="float">
            <text:p>0.375882689690387</text:p>
          </table:table-cell>
          <table:table-cell table:formula="of:=(RAND())" office:value-type="percentage" office:value="0.305700402318101" calcext:value-type="percentage">
            <text:p>30.57%</text:p>
          </table:table-cell>
          <table:table-cell table:formula="of:=RAND()" office:value-type="float" office:value="0.661893472292708" calcext:value-type="float">
            <text:p>0.661893472292708</text:p>
          </table:table-cell>
          <table:table-cell table:formula="of:=(RAND())" office:value-type="percentage" office:value="0.628134125229508" calcext:value-type="percentage">
            <text:p>62.81%</text:p>
          </table:table-cell>
          <table:table-cell table:formula="of:=RAND()" office:value-type="float" office:value="0.298561531074983" calcext:value-type="float">
            <text:p>0.298561531074983</text:p>
          </table:table-cell>
        </table:table-row>
        <table:table-row table:style-name="ro2">
          <table:table-cell office:value-type="string" calcext:value-type="string">
            <text:p>Lazy Cass</text:p>
          </table:table-cell>
          <table:table-cell table:formula="of:=(RAND())" office:value-type="percentage" office:value="0.685076652565578" calcext:value-type="percentage">
            <text:p>68.51%</text:p>
          </table:table-cell>
          <table:table-cell table:formula="of:=RAND()" office:value-type="float" office:value="0.273158584143917" calcext:value-type="float">
            <text:p>0.273158584143917</text:p>
          </table:table-cell>
          <table:table-cell table:formula="of:=(RAND())" office:value-type="percentage" office:value="0.638151411244377" calcext:value-type="percentage">
            <text:p>63.82%</text:p>
          </table:table-cell>
          <table:table-cell table:formula="of:=RAND()" office:value-type="float" office:value="0.209356054809593" calcext:value-type="float">
            <text:p>0.209356054809593</text:p>
          </table:table-cell>
          <table:table-cell table:formula="of:=(RAND())" office:value-type="percentage" office:value="0.317757898847179" calcext:value-type="percentage">
            <text:p>31.78%</text:p>
          </table:table-cell>
          <table:table-cell table:formula="of:=RAND()" office:value-type="float" office:value="0.717070418810611" calcext:value-type="float">
            <text:p>0.717070418810611</text:p>
          </table:table-cell>
        </table:table-row>
        <table:table-row table:style-name="ro2">
          <table:table-cell office:value-type="string" calcext:value-type="string">
            <text:p>OO Abusers</text:p>
          </table:table-cell>
          <table:table-cell table:formula="of:=(RAND())" office:value-type="percentage" office:value="0.789746236800094" calcext:value-type="percentage">
            <text:p>78.97%</text:p>
          </table:table-cell>
          <table:table-cell table:formula="of:=RAND()" office:value-type="float" office:value="0.290759979526171" calcext:value-type="float">
            <text:p>0.290759979526171</text:p>
          </table:table-cell>
          <table:table-cell table:formula="of:=(RAND())" office:value-type="percentage" office:value="0.954543588546041" calcext:value-type="percentage">
            <text:p>95.45%</text:p>
          </table:table-cell>
          <table:table-cell table:formula="of:=RAND()" office:value-type="float" office:value="0.86065312772002" calcext:value-type="float">
            <text:p>0.86065312772002</text:p>
          </table:table-cell>
          <table:table-cell table:formula="of:=(RAND())" office:value-type="percentage" office:value="0.48889282945299" calcext:value-type="percentage">
            <text:p>48.89%</text:p>
          </table:table-cell>
          <table:table-cell table:formula="of:=RAND()" office:value-type="float" office:value="0.919470380978431" calcext:value-type="float">
            <text:p>0.919470380978431</text:p>
          </table:table-cell>
        </table:table-row>
        <table:table-row table:style-name="ro2">
          <table:table-cell office:value-type="string" calcext:value-type="string">
            <text:p>Change Preventers</text:p>
          </table:table-cell>
          <table:table-cell table:formula="of:=(RAND())" office:value-type="percentage" office:value="0.0191153263257215" calcext:value-type="percentage">
            <text:p>1.91%</text:p>
          </table:table-cell>
          <table:table-cell table:formula="of:=RAND()" office:value-type="float" office:value="0.101789246835506" calcext:value-type="float">
            <text:p>0.101789246835506</text:p>
          </table:table-cell>
          <table:table-cell table:formula="of:=(RAND())" office:value-type="percentage" office:value="0.796017393621971" calcext:value-type="percentage">
            <text:p>79.60%</text:p>
          </table:table-cell>
          <table:table-cell table:formula="of:=RAND()" office:value-type="float" office:value="0.710074750983235" calcext:value-type="float">
            <text:p>0.710074750983235</text:p>
          </table:table-cell>
          <table:table-cell table:formula="of:=(RAND())" office:value-type="percentage" office:value="0.328047312385255" calcext:value-type="percentage">
            <text:p>32.80%</text:p>
          </table:table-cell>
          <table:table-cell table:formula="of:=RAND()" office:value-type="float" office:value="0.660244107343975" calcext:value-type="float">
            <text:p>0.660244107343975</text:p>
          </table:table-cell>
        </table:table-row>
        <table:table-row table:style-name="ro2">
          <table:table-cell office:value-type="string" calcext:value-type="string">
            <text:p>Dispensables</text:p>
          </table:table-cell>
          <table:table-cell table:formula="of:=(RAND())" office:value-type="percentage" office:value="0.359524175091436" calcext:value-type="percentage">
            <text:p>35.95%</text:p>
          </table:table-cell>
          <table:table-cell table:formula="of:=RAND()" office:value-type="float" office:value="0.496517488860705" calcext:value-type="float">
            <text:p>0.496517488860705</text:p>
          </table:table-cell>
          <table:table-cell table:formula="of:=(RAND())" office:value-type="percentage" office:value="0.022923590848231" calcext:value-type="percentage">
            <text:p>2.29%</text:p>
          </table:table-cell>
          <table:table-cell table:formula="of:=RAND()" office:value-type="float" office:value="0.99719436781926" calcext:value-type="float">
            <text:p>0.99719436781926</text:p>
          </table:table-cell>
          <table:table-cell table:formula="of:=(RAND())" office:value-type="percentage" office:value="0.430591219912508" calcext:value-type="percentage">
            <text:p>43.06%</text:p>
          </table:table-cell>
          <table:table-cell table:formula="of:=RAND()" office:value-type="float" office:value="0.674225700536744" calcext:value-type="float">
            <text:p>0.674225700536744</text:p>
          </table:table-cell>
        </table:table-row>
        <table:table-row table:style-name="ro2">
          <table:table-cell office:value-type="string" calcext:value-type="string">
            <text:p>Duplicate code</text:p>
          </table:table-cell>
          <table:table-cell table:formula="of:=(RAND())" office:value-type="percentage" office:value="0.967184098785387" calcext:value-type="percentage">
            <text:p>96.72%</text:p>
          </table:table-cell>
          <table:table-cell table:formula="of:=RAND()" office:value-type="float" office:value="0.778726048965891" calcext:value-type="float">
            <text:p>0.778726048965891</text:p>
          </table:table-cell>
          <table:table-cell table:formula="of:=(RAND())" office:value-type="percentage" office:value="0.673563218243149" calcext:value-type="percentage">
            <text:p>67.36%</text:p>
          </table:table-cell>
          <table:table-cell table:formula="of:=RAND()" office:value-type="float" office:value="0.248994459972247" calcext:value-type="float">
            <text:p>0.248994459972247</text:p>
          </table:table-cell>
          <table:table-cell table:formula="of:=(RAND())" office:value-type="percentage" office:value="0.685984211662911" calcext:value-type="percentage">
            <text:p>68.60%</text:p>
          </table:table-cell>
          <table:table-cell table:formula="of:=RAND()" office:value-type="float" office:value="0.231931792388695" calcext:value-type="float">
            <text:p>0.231931792388695</text:p>
          </table:table-cell>
        </table:table-row>
        <table:table-row table:style-name="ro2">
          <table:table-cell office:value-type="string" calcext:value-type="string">
            <text:p>Couplers</text:p>
          </table:table-cell>
          <table:table-cell table:formula="of:=(RAND())" office:value-type="percentage" office:value="0.400323771917525" calcext:value-type="percentage">
            <text:p>40.03%</text:p>
          </table:table-cell>
          <table:table-cell table:formula="of:=RAND()" office:value-type="float" office:value="0.538877045572452" calcext:value-type="float">
            <text:p>0.538877045572452</text:p>
          </table:table-cell>
          <table:table-cell table:formula="of:=(RAND())" office:value-type="percentage" office:value="0.433156902099539" calcext:value-type="percentage">
            <text:p>43.32%</text:p>
          </table:table-cell>
          <table:table-cell table:formula="of:=RAND()" office:value-type="float" office:value="0.247149343363553" calcext:value-type="float">
            <text:p>0.247149343363553</text:p>
          </table:table-cell>
          <table:table-cell table:formula="of:=(RAND())" office:value-type="percentage" office:value="0.163722643210536" calcext:value-type="percentage">
            <text:p>16.37%</text:p>
          </table:table-cell>
          <table:table-cell table:formula="of:=RAND()" office:value-type="float" office:value="0.384356287149227" calcext:value-type="float">
            <text:p>0.384356287149227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5" table:default-cell-style-name="Default"/>
        <table:table-column table:style-name="co2" table:default-cell-style-name="ce13"/>
        <table:table-column table:style-name="co2" table:number-columns-repeated="1021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Schedule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Milestone</text:p>
          </table:table-cell>
          <table:table-cell table:style-name="ce9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1" office:value-type="string" calcext:value-type="string">
            <text:p>Create Thesis Committee</text:p>
          </table:table-cell>
          <table:table-cell table:style-name="ce12" office:value-type="date" office:date-value="2019-12-15" calcext:value-type="date">
            <text:p>12/15/19</text:p>
          </table:table-cell>
          <table:table-cell table:style-name="ce9" table:number-columns-repeated="1021"/>
        </table:table-row>
        <table:table-row table:style-name="ro1">
          <table:table-cell/>
          <table:table-cell office:value-type="string" calcext:value-type="string">
            <text:p>Thesis Proposal</text:p>
          </table:table-cell>
          <table:table-cell office:value-type="date" office:date-value="2020-01-01" calcext:value-type="date">
            <text:p>01/01/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eate Survey</text:p>
          </table:table-cell>
          <table:table-cell office:value-type="date" office:date-value="2020-01-15" calcext:value-type="date">
            <text:p>01/15/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vey Results</text:p>
          </table:table-cell>
          <table:table-cell office:value-type="date" office:date-value="2020-03-15" calcext:value-type="date">
            <text:p>03/15/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erform Experimentation</text:p>
          </table:table-cell>
          <table:table-cell office:value-type="date" office:date-value="2020-06-15" calcext:value-type="date">
            <text:p>06/15/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sults Analysis</text:p>
          </table:table-cell>
          <table:table-cell office:value-type="date" office:date-value="2020-07-15" calcext:value-type="date">
            <text:p>07/15/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rite paper</text:p>
          </table:table-cell>
          <table:table-cell office:value-type="date" office:date-value="2020-08-15" calcext:value-type="date">
            <text:p>08/15/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view</text:p>
          </table:table-cell>
          <table:table-cell office:value-type="date" office:date-value="2020-09-15" calcext:value-type="date">
            <text:p>09/15/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blish</text:p>
          </table:table-cell>
          <table:table-cell office:value-type="date" office:date-value="2020-10-15" calcext:value-type="date">
            <text:p>10/15/2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4:15:48.481834230</meta:creation-date>
    <dc:date>2019-12-12T16:51:14.706809482</dc:date>
    <meta:editing-duration>PT5M5S</meta:editing-duration>
    <meta:editing-cycles>2</meta:editing-cycles>
    <meta:generator>LibreOffice/6.0.6.2$Linux_X86_64 LibreOffice_project/00m0$Build-2</meta:generator>
    <meta:document-statistic meta:table-count="3" meta:cell-count="122" meta:object-count="0"/>
  </office:meta>
</office:document-meta>
</file>